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610255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025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5f09ee" officeooo:paragraph-rsid="00610255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.1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15812" officeooo:paragraph-rsid="00610255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61025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972c4" officeooo:paragraph-rsid="00610255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687af" officeooo:paragraph-rsid="006687af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6687af" officeooo:paragraph-rsid="006687af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49d5a2" officeooo:paragraph-rsid="00610255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610255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199cm" style:contextual-spacing="false" fo:line-height="120%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615812" officeooo:paragraph-rsid="00610255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610255"/>
    </style:style>
    <style:style style:name="P1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0255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2.036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0255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610255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10255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7b99d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>
        <style:tab-stops>
          <style:tab-stop style:position="1.933cm"/>
        </style:tab-stops>
      </style:paragraph-properties>
      <style:text-properties fo:font-variant="normal" fo:text-transform="none" fo:color="#000000" style:font-name="Times New Roman1" fo:font-size="12pt" fo:letter-spacing="normal" fo:font-style="normal" fo:font-weight="bold" officeooo:paragraph-rsid="0067e071"/>
    </style:style>
    <style:style style:name="T1" style:family="text">
      <style:text-properties fo:color="#cc0066" officeooo:rsid="0032abb8" style:font-weight-asian="bold" style:font-weight-complex="bold"/>
    </style:style>
    <style:style style:name="T2" style:family="text">
      <style:text-properties style:font-name="Times New Roman" fo:font-weight="normal" officeooo:rsid="005ed913" style:font-size-asian="12pt" style:font-weight-asian="bold" style:font-size-complex="12pt" style:font-weight-complex="bold"/>
    </style:style>
    <style:style style:name="T3" style:family="text">
      <style:text-properties style:font-name="Times New Roman" fo:font-weight="normal" officeooo:rsid="005ce9d3" style:font-size-asian="12pt" style:font-weight-asian="bold" style:font-size-complex="12pt" style:font-weight-complex="bold"/>
    </style:style>
    <style:style style:name="T4" style:family="text">
      <style:text-properties style:font-name="Times New Roman" fo:font-weight="normal" officeooo:rsid="0074df1b" style:font-size-asian="12pt" style:font-weight-asian="bold" style:font-size-complex="12pt" style:font-weight-complex="bold"/>
    </style:style>
    <style:style style:name="T5" style:family="text">
      <style:text-properties style:font-name="Times New Roman" fo:font-weight="normal" officeooo:rsid="00615812" style:font-size-asian="12pt" style:font-weight-asian="bold" style:font-size-complex="12pt" style:font-weight-complex="bold"/>
    </style:style>
    <style:style style:name="T6" style:family="text">
      <style:text-properties style:font-name="Times New Roman" fo:font-weight="normal" officeooo:rsid="003a9f75" style:font-size-asian="12pt" style:font-weight-asian="bold" style:font-size-complex="12pt" style:font-weight-complex="bold"/>
    </style:style>
    <style:style style:name="T7" style:family="text">
      <style:text-properties style:font-name="Times New Roman" fo:font-weight="normal" officeooo:rsid="0043eea4" style:font-size-asian="12pt" style:font-weight-asian="bold" style:font-size-complex="12pt" style:font-weight-complex="bold"/>
    </style:style>
    <style:style style:name="T8" style:family="text">
      <style:text-properties style:font-name="Times New Roman" fo:font-weight="normal" officeooo:rsid="0045fc7e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normal" officeooo:rsid="00447bc0" style:font-size-asian="12pt" style:font-weight-asian="bold" style:font-size-complex="12pt" style:font-weight-complex="bold"/>
    </style:style>
    <style:style style:name="T10" style:family="text">
      <style:text-properties style:font-name="Times New Roman" fo:font-weight="normal" officeooo:rsid="005e5a0a" style:font-size-asian="12pt" style:font-weight-asian="bold" style:font-size-complex="12pt" style:font-weight-complex="bold"/>
    </style:style>
    <style:style style:name="T11" style:family="text">
      <style:text-properties style:font-name="Times New Roman" fo:font-weight="normal" officeooo:rsid="0060af09" style:font-size-asian="12pt" style:font-weight-asian="bold" style:font-size-complex="12pt" style:font-weight-complex="bold"/>
    </style:style>
    <style:style style:name="T12" style:family="text">
      <style:text-properties style:font-name="Times New Roman" fo:font-weight="normal" officeooo:rsid="00637048" style:font-size-asian="12pt" style:font-weight-asian="bold" style:font-size-complex="12pt" style:font-weight-complex="bold"/>
    </style:style>
    <style:style style:name="T13" style:family="text">
      <style:text-properties style:font-name="Times New Roman" fo:font-weight="normal" officeooo:rsid="0064b968" style:font-size-asian="12pt" style:font-weight-asian="bold" style:font-size-complex="12pt" style:font-weight-complex="bold"/>
    </style:style>
    <style:style style:name="T14" style:family="text">
      <style:text-properties style:font-name="Times New Roman" fo:font-weight="normal" officeooo:rsid="005f09ee" style:font-size-asian="12pt" style:font-weight-asian="bold" style:font-size-complex="12pt" style:font-weight-complex="bold"/>
    </style:style>
    <style:style style:name="T15" style:family="text">
      <style:text-properties style:font-name="Times New Roman" fo:font-weight="normal" officeooo:rsid="0061df4d" style:font-size-asian="12pt" style:font-weight-asian="bold" style:font-size-complex="12pt" style:font-weight-complex="bold"/>
    </style:style>
    <style:style style:name="T16" style:family="text">
      <style:text-properties style:font-name="Times New Roman" fo:font-weight="normal" officeooo:rsid="00655ffe" style:font-size-asian="12pt" style:font-weight-asian="bold" style:font-size-complex="12pt" style:font-weight-complex="bold"/>
    </style:style>
    <style:style style:name="T17" style:family="text">
      <style:text-properties style:font-name="Times New Roman" fo:font-weight="normal" officeooo:rsid="0067b99d" style:font-size-asian="12pt" style:font-weight-asian="bold" style:font-size-complex="12pt" style:font-weight-complex="bold"/>
    </style:style>
    <style:style style:name="T18" style:family="text">
      <style:text-properties style:font-name="Times New Roman" fo:font-weight="normal" officeooo:rsid="0067e071" style:font-size-asian="12pt" style:font-weight-asian="bold" style:font-size-complex="12pt" style:font-weight-complex="bold"/>
    </style:style>
    <style:style style:name="T19" style:family="text">
      <style:text-properties style:font-name="Times New Roman" fo:font-weight="normal" officeooo:rsid="003a9f75" style:font-size-asian="12pt" style:font-weight-asian="normal" style:font-size-complex="12pt" style:font-weight-complex="normal"/>
    </style:style>
    <style:style style:name="T20" style:family="text">
      <style:text-properties style:font-name="Times New Roman" fo:font-weight="normal" officeooo:rsid="005f09ee" style:font-size-asian="12pt" style:font-weight-asian="normal" style:font-size-complex="12pt" style:font-weight-complex="normal"/>
    </style:style>
    <style:style style:name="T21" style:family="text">
      <style:text-properties style:font-name="Times New Roman" fo:font-weight="normal" officeooo:rsid="005ed913" style:font-size-asian="12pt" style:font-weight-asian="normal" style:font-size-complex="12pt" style:font-weight-complex="normal"/>
    </style:style>
    <style:style style:name="T22" style:family="text">
      <style:text-properties style:font-name="Times New Roman" fo:font-weight="normal" officeooo:rsid="0061df4d" style:font-size-asian="12pt" style:font-weight-asian="normal" style:font-size-complex="12pt" style:font-weight-complex="normal"/>
    </style:style>
    <style:style style:name="T23" style:family="text">
      <style:text-properties style:font-name="Times New Roman" fo:font-weight="normal" officeooo:rsid="0074df1b" style:font-size-asian="12pt" style:font-size-complex="12pt"/>
    </style:style>
    <style:style style:name="T24" style:family="text">
      <style:text-properties style:font-name="Times New Roman" fo:font-weight="normal" officeooo:rsid="0045fc7e" style:font-size-asian="12pt" style:font-size-complex="12pt"/>
    </style:style>
    <style:style style:name="T25" style:family="text">
      <style:text-properties style:font-name="Times New Roman" fo:font-weight="normal" officeooo:rsid="005ce9d3" style:font-size-asian="12pt" style:font-size-complex="12pt"/>
    </style:style>
    <style:style style:name="T26" style:family="text">
      <style:text-properties style:font-name="Times New Roman" fo:font-weight="bold" officeooo:rsid="005ce9d3" style:font-size-asian="12pt" style:font-weight-asian="bold" style:font-size-complex="12pt" style:font-weight-complex="bold"/>
    </style:style>
    <style:style style:name="T27" style:family="text">
      <style:text-properties style:font-name="Times New Roman" fo:font-weight="bold" officeooo:rsid="0060af09" style:font-size-asian="12pt" style:font-weight-asian="bold" style:font-size-complex="12pt" style:font-weight-complex="bold"/>
    </style:style>
    <style:style style:name="T28" style:family="text">
      <style:text-properties style:font-name="Times New Roman" fo:font-weight="bold" officeooo:rsid="003a9f75" style:font-size-asian="12pt" style:font-weight-asian="bold" style:font-size-complex="12pt" style:font-weight-complex="bold"/>
    </style:style>
    <style:style style:name="T29" style:family="text">
      <style:text-properties style:font-name="Times New Roman" fo:font-weight="bold" officeooo:rsid="002cd030" style:font-size-asian="12pt" style:font-weight-asian="bold" style:font-size-complex="12pt" style:font-weight-complex="bold"/>
    </style:style>
    <style:style style:name="T30" style:family="text">
      <style:text-properties style:font-name="Times New Roman" fo:font-weight="bold" officeooo:rsid="00615812" style:font-size-asian="12pt" style:font-weight-asian="bold" style:font-size-complex="12pt" style:font-weight-complex="bold"/>
    </style:style>
    <style:style style:name="T31" style:family="text">
      <style:text-properties style:font-name="Times New Roman" fo:font-weight="bold" officeooo:rsid="0064cbcb" style:font-size-asian="12pt" style:font-weight-asian="bold" style:font-size-complex="12pt" style:font-weight-complex="bold"/>
    </style:style>
    <style:style style:name="T32" style:family="text">
      <style:text-properties style:font-weight-asian="bold" style:font-weight-complex="bold"/>
    </style:style>
    <style:style style:name="T33" style:family="text">
      <style:text-properties officeooo:rsid="00615812" style:font-weight-asian="bold" style:font-weight-complex="bold"/>
    </style:style>
    <style:style style:name="T34" style:family="text">
      <style:text-properties officeooo:rsid="005ed913" style:font-weight-asian="bold" style:font-weight-complex="bold"/>
    </style:style>
    <style:style style:name="T35" style:family="text">
      <style:text-properties officeooo:rsid="002972c4" style:font-weight-asian="bold" style:font-weight-complex="bold"/>
    </style:style>
    <style:style style:name="T36" style:family="text">
      <style:text-properties officeooo:rsid="00637048" style:font-weight-asian="bold" style:font-weight-complex="bold"/>
    </style:style>
    <style:style style:name="T37" style:family="text">
      <style:text-properties officeooo:rsid="00637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ANEXO IX </text:p>
      <text:p text:style-name="P10">OFÍCIO DO MUNICÍPIO REQUERENDO APROVAÇAO DO PROJETO</text:p>
      <text:p text:style-name="P5"/>
      <text:p text:style-name="P5">Ofício nº <text:s text:c="6"/></text:p>
      <text:p text:style-name="P13">Garopaba-SC, 11 de dezembro de 2019</text:p>
      <text:p text:style-name="P7"/>
      <text:p text:style-name="P2">Ao <text:span text:style-name="T37">Senhor</text:span></text:p>
      <text:p text:style-name="P3">NABIH HENRIQUE CHRAIM <text:s text:c="3"/></text:p>
      <text:p text:style-name="P2">Superintendente do Patrimônio da União em Santa Catarina</text:p>
      <text:p text:style-name="P2">Praça XV de Novembro , 336, Centro </text:p>
      <text:p text:style-name="P2">Florianópolis – SC</text:p>
      <text:p text:style-name="P2">88010-400</text:p>
      <text:p text:style-name="P6"/>
      <text:p text:style-name="P11"><text:span text:style-name="T32">ASSUNTO: </text:span><text:span text:style-name="T33">P</text:span><text:span text:style-name="T32">rojeto </text:span><text:span text:style-name="T34">Especifico</text:span><text:span text:style-name="T1"> </text:span><text:span text:style-name="T32">de Descentralização e Modernização Administrativa </text:span><text:span text:style-name="T35">de Regularização de Rancho de Pesca </text:span><text:span text:style-name="T33">no Município de Garopaba-</text:span><text:span text:style-name="T36">SC.</text:span></text:p>
      <text:p text:style-name="P8"/>
      <text:p text:style-name="P14"><text:span text:style-name="Strong_20_Emphasis"><text:span text:style-name="T4"><text:tab/>Senhor Superintende</text:span></text:span><text:span text:style-name="Strong_20_Emphasis"><text:span text:style-name="T5">nte,</text:span></text:span></text:p>
      <text:p text:style-name="P14"><text:span text:style-name="Strong_20_Emphasis"><text:span text:style-name="T5"/></text:span></text:p>
      <text:p text:style-name="P15"><text:span text:style-name="Strong_20_Emphasis"><text:span text:style-name="T4"><text:tab/>Venho por meio desta, solicitar a aprovação d</text:span></text:span><text:span text:style-name="Strong_20_Emphasis"><text:span text:style-name="T5">o </text:span></text:span><text:span text:style-name="Strong_20_Emphasis"><text:span text:style-name="T26">Projeto </text:span></text:span><text:span text:style-name="Strong_20_Emphasis"><text:span text:style-name="T27">Específico</text:span></text:span><text:span text:style-name="Strong_20_Emphasis"><text:span text:style-name="T28"> </text:span></text:span><text:span text:style-name="Strong_20_Emphasis"><text:span text:style-name="T26">de Descentralização e Modernização Administrativa </text:span></text:span><text:span text:style-name="Strong_20_Emphasis"><text:span text:style-name="T29">para Regularização de Rancho de Pesca </text:span></text:span><text:span text:style-name="Strong_20_Emphasis"><text:span text:style-name="T30">no Município de Garopaba/SC</text:span></text:span><text:span text:style-name="Strong_20_Emphasis"><text:span text:style-name="T3">, </text:span></text:span><text:span text:style-name="Strong_20_Emphasis"><text:span text:style-name="T18">conforme em anexo, </text:span></text:span><text:span text:style-name="Strong_20_Emphasis"><text:span text:style-name="T23">para guarda das embarcações e petrechos de pesca </text:span></text:span><text:span text:style-name="Strong_20_Emphasis"><text:span text:style-name="T24">dos pescadores</text:span></text:span><text:span text:style-name="Strong_20_Emphasis"><text:span text:style-name="T23">, </text:span></text:span><text:span text:style-name="Strong_20_Emphasis"><text:span text:style-name="T25">com o objetivo de </text:span></text:span><text:span text:style-name="Strong_20_Emphasis"><text:span text:style-name="T6">disciplinar </text:span></text:span><text:span text:style-name="Strong_20_Emphasis"><text:span text:style-name="T7">os procedimentos de</text:span></text:span><text:span text:style-name="Strong_20_Emphasis"><text:span text:style-name="T6"> regularização d</text:span></text:span><text:span text:style-name="Strong_20_Emphasis"><text:span text:style-name="T8">os </text:span></text:span><text:span text:style-name="Strong_20_Emphasis"><text:span text:style-name="T6">ranchos </text:span></text:span><text:span text:style-name="Strong_20_Emphasis"><text:span text:style-name="T9">de </text:span></text:span><text:span text:style-name="Strong_20_Emphasis"><text:span text:style-name="T3">pesca de</text:span></text:span><text:span text:style-name="Strong_20_Emphasis"><text:span text:style-name="T6"> Comunidades Tradicionais, de forma sustentável, </text:span></text:span><text:span text:style-name="Strong_20_Emphasis"><text:span text:style-name="T7">em parceria </text:span></text:span><text:span text:style-name="Strong_20_Emphasis"><text:span text:style-name="T10">com </text:span></text:span><text:span text:style-name="Strong_20_Emphasis"><text:span text:style-name="T11">a</text:span></text:span><text:span text:style-name="Strong_20_Emphasis"><text:span text:style-name="T10"> Superintendência,</text:span></text:span><text:span text:style-name="Strong_20_Emphasis"><text:span text:style-name="T6"> até que seja aprovado o instrumento normativo de </text:span></text:span><text:span text:style-name="Strong_20_Emphasis"><text:span text:style-name="T19">T</text:span></text:span><text:span text:style-name="Strong_20_Emphasis"><text:span text:style-name="T20">ermo de Autorização de Uso Sustentável - T</text:span></text:span><text:span text:style-name="Strong_20_Emphasis"><text:span text:style-name="T19">AUS,</text:span></text:span><text:span text:style-name="Strong_20_Emphasis"><text:span text:style-name="T6"> por parte d</text:span></text:span><text:span text:style-name="Strong_20_Emphasis"><text:span text:style-name="T10">a Unidade </text:span></text:span><text:span text:style-name="Strong_20_Emphasis"><text:span text:style-name="T6">Central.</text:span></text:span></text:p>
      <text:p text:style-name="P15"><text:span text:style-name="Strong_20_Emphasis"><text:span text:style-name="T6"><text:tab/></text:span></text:span><text:span text:style-name="Strong_20_Emphasis"><text:span text:style-name="T5">Os estudos foram </text:span></text:span><text:span text:style-name="Strong_20_Emphasis"><text:span text:style-name="T2">feitos com base no </text:span></text:span><text:span text:style-name="Strong_20_Emphasis"><text:span text:style-name="T31">Projeto Piloto de Descentralização de Modernização Administrativa de Regularização de Rancho de Pesca em Santa Catarina,</text:span></text:span><text:span text:style-name="Strong_20_Emphasis"><text:span text:style-name="T10"> </text:span></text:span><text:span text:style-name="Strong_20_Emphasis"><text:span text:style-name="T2">do </text:span></text:span><text:span text:style-name="Strong_20_Emphasis"><text:span text:style-name="T21">Processo Administrativo SEI/ME Nº 10154.</text:span></text:span><text:span text:style-name="Strong_20_Emphasis"><text:span text:style-name="T22">104557/2019-37</text:span></text:span><text:span text:style-name="Strong_20_Emphasis"><text:span text:style-name="T2">, </text:span></text:span><text:span text:style-name="Strong_20_Emphasis"><text:span text:style-name="T5">sendo amplamente </text:span></text:span><text:span text:style-name="Strong_20_Emphasis"><text:span text:style-name="T2">d</text:span></text:span><text:span text:style-name="Strong_20_Emphasis"><text:span text:style-name="T3">iscutido </text:span></text:span><text:span text:style-name="Strong_20_Emphasis"><text:span text:style-name="T2">com os </text:span></text:span><text:span text:style-name="Strong_20_Emphasis"><text:span text:style-name="T12">técnicos do N</text:span></text:span><text:span text:style-name="Strong_20_Emphasis"><text:span text:style-name="T13">ú</text:span></text:span><text:span text:style-name="Strong_20_Emphasis"><text:span text:style-name="T12">cleo de Regularização Fundiária da SPU/SC, </text:span></text:span><text:span text:style-name="Strong_20_Emphasis"><text:span text:style-name="T2">representantes do </text:span></text:span><text:span text:style-name="Strong_20_Emphasis"><text:span text:style-name="T3">Município</text:span></text:span><text:span text:style-name="Strong_20_Emphasis"><text:span text:style-name="T2"> de Garopaba </text:span></text:span><text:span text:style-name="Strong_20_Emphasis"><text:span text:style-name="T5">e também</text:span></text:span><text:span text:style-name="Strong_20_Emphasis"><text:span text:style-name="T2">, com </text:span></text:span><text:span text:style-name="Strong_20_Emphasis"><text:span text:style-name="T5">o </text:span></text:span><text:span text:style-name="Strong_20_Emphasis"><text:span text:style-name="T2">Chefe de Divisão de Aquicultura e Pesca, da Superintendência Federal em Santa Catarina, do Ministério da Agricultura, Pecuária e Abastecimento, </text:span></text:span><text:span text:style-name="Strong_20_Emphasis"><text:span text:style-name="T14">nos termo da </text:span></text:span><text:span text:style-name="Strong_20_Emphasis"><text:span text:style-name="T3">Ata de Reunião, de 29/11/2019, </text:span></text:span><text:span text:style-name="Strong_20_Emphasis"><text:span text:style-name="T5">em anexo.</text:span></text:span></text:p>
      <text:p text:style-name="P19"><text:span text:style-name="Strong_20_Emphasis"><text:span text:style-name="T5"><text:tab/></text:span></text:span><text:span text:style-name="Strong_20_Emphasis"><text:span text:style-name="T3">Acredito q</text:span></text:span><text:span text:style-name="Strong_20_Emphasis"><text:span text:style-name="T5">ue </text:span></text:span><text:span text:style-name="Strong_20_Emphasis"><text:span text:style-name="T11">essa</text:span></text:span><text:span text:style-name="Strong_20_Emphasis"><text:span text:style-name="T3"> </text:span></text:span><text:span text:style-name="Strong_20_Emphasis"><text:span text:style-name="T14">proposta, </text:span></text:span><text:span text:style-name="Strong_20_Emphasis"><text:span text:style-name="T5">poderá contornar todos os procedimentos inerentes de regulamentação quanto à regulariza</text:span></text:span><text:span text:style-name="Strong_20_Emphasis"><text:span text:style-name="T15">ç</text:span></text:span><text:span text:style-name="Strong_20_Emphasis"><text:span text:style-name="T5">ão dos ranchos de pesca no município, bem como, </text:span></text:span><text:span text:style-name="Strong_20_Emphasis"><text:span text:style-name="T15">atender </text:span></text:span><text:span text:style-name="Strong_20_Emphasis"><text:span text:style-name="T5">as demais demandas do Ministério Público Federal</text:span></text:span><text:span text:style-name="Strong_20_Emphasis"><text:span text:style-name="T3">.</text:span></text:span></text:p>
      <text:p text:style-name="P20"><text:span text:style-name="Strong_20_Emphasis"><text:span text:style-name="T17"><text:tab/>Informamos que essa municipalidade está de acordo os formulários </text:span></text:span><text:span text:style-name="Strong_20_Emphasis"><text:span text:style-name="T18">constantes </text:span></text:span><text:span text:style-name="Strong_20_Emphasis"><text:span text:style-name="T17">do processo supracitado, </text:span></text:span><text:span text:style-name="Strong_20_Emphasis"><text:span text:style-name="T18">conforme Ata de Reunião do Projeto Específico e Ficha de Cadastro Municipal.</text:span></text:span></text:p>
      <text:p text:style-name="P16"><text:span text:style-name="Strong_20_Emphasis"><text:span text:style-name="T3"><text:tab/></text:span></text:span><text:span text:style-name="Strong_20_Emphasis"><text:span text:style-name="T16">Colocamo-nos à disposição, para quaisquer esclarecimentos que for necessário, por intermédio do fone ( <text:s text:c="2"/>) …..., e/ou e-mail: ….............</text:span></text:span></text:p>
      <text:p text:style-name="P12"/>
      <text:p text:style-name="P4"><text:soft-page-break/>PAULO SÉRGIO DE ARAÚJO</text:p>
      <text:p text:style-name="P1">Prefei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7.197cm" fo:margin-right="0cm" fo:text-align="justify" style:justify-single-word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13T16:43:12.034000000</dc:date>
    <meta:editing-duration>PT21H50M49S</meta:editing-duration>
    <meta:editing-cycles>70</meta:editing-cycles>
    <meta:generator>LibreOffice/4.1.4.2$Windows_x86 LibreOffice_project/0a0440ccc0227ad9829de5f46be37cfb6edcf72</meta:generator>
    <meta:print-date>2019-12-11T09:30:29.003000000</meta:print-date>
    <meta:document-statistic meta:table-count="0" meta:image-count="0" meta:object-count="0" meta:page-count="2" meta:paragraph-count="19" meta:word-count="304" meta:character-count="2127" meta:non-whitespace-character-count="1820"/>
  </office:meta>
</office:document-meta>
</file>